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8d7c9a" officeooo:paragraph-rsid="008d7c9a"/>
    </style:style>
    <style:style style:name="P2" style:family="paragraph" style:parent-style-name="Text_20_body">
      <style:text-properties officeooo:rsid="008fd72a" officeooo:paragraph-rsid="00950cd7"/>
    </style:style>
    <style:style style:name="P3" style:family="paragraph" style:parent-style-name="Text_20_body">
      <style:text-properties officeooo:rsid="009d9909" officeooo:paragraph-rsid="009d9909"/>
    </style:style>
    <style:style style:name="P4" style:family="paragraph" style:parent-style-name="Text_20_body" style:list-style-name="L1">
      <style:text-properties officeooo:rsid="0009a43e" officeooo:paragraph-rsid="0009a43e"/>
    </style:style>
    <style:style style:name="P5" style:family="paragraph" style:parent-style-name="Text_20_body" style:list-style-name="L2">
      <style:text-properties officeooo:rsid="000fbde3" officeooo:paragraph-rsid="000fbde3"/>
    </style:style>
    <style:style style:name="P6" style:family="paragraph" style:parent-style-name="Text_20_body" style:list-style-name="L2">
      <style:text-properties officeooo:rsid="0012fd8a" officeooo:paragraph-rsid="0012fd8a"/>
    </style:style>
    <style:style style:name="P7" style:family="paragraph" style:parent-style-name="Text_20_body" style:list-style-name="L2">
      <style:text-properties officeooo:rsid="0013669c" officeooo:paragraph-rsid="0013669c"/>
    </style:style>
    <style:style style:name="P8" style:family="paragraph" style:parent-style-name="Text_20_body" style:list-style-name="L2">
      <style:text-properties officeooo:rsid="0013f5f4" officeooo:paragraph-rsid="0013f5f4"/>
    </style:style>
    <style:style style:name="P9" style:family="paragraph" style:parent-style-name="Text_20_body" style:list-style-name="L2">
      <style:text-properties officeooo:rsid="00148e94" officeooo:paragraph-rsid="00148e94"/>
    </style:style>
    <style:style style:name="P10" style:family="paragraph" style:parent-style-name="Text_20_body" style:list-style-name="L2">
      <style:text-properties officeooo:rsid="0015998f" officeooo:paragraph-rsid="0015998f"/>
    </style:style>
    <style:style style:name="P11" style:family="paragraph" style:parent-style-name="Text_20_body" style:list-style-name="L2">
      <style:text-properties officeooo:rsid="0016ec35" officeooo:paragraph-rsid="0016ec35"/>
    </style:style>
    <style:style style:name="P12" style:family="paragraph" style:parent-style-name="Text_20_body" style:list-style-name="L2">
      <style:text-properties officeooo:rsid="0018215f" officeooo:paragraph-rsid="0018215f"/>
    </style:style>
    <style:style style:name="P13" style:family="paragraph" style:parent-style-name="Text_20_body" style:list-style-name="L2">
      <style:text-properties officeooo:rsid="0019e468" officeooo:paragraph-rsid="0019e468"/>
    </style:style>
    <style:style style:name="P14" style:family="paragraph" style:parent-style-name="Text_20_body" style:list-style-name="L2">
      <style:text-properties officeooo:rsid="001a610f" officeooo:paragraph-rsid="001a610f"/>
    </style:style>
    <style:style style:name="P15" style:family="paragraph" style:parent-style-name="Text_20_body" style:list-style-name="L2">
      <style:text-properties officeooo:rsid="001b6767" officeooo:paragraph-rsid="001b6767"/>
    </style:style>
    <style:style style:name="P16" style:family="paragraph" style:parent-style-name="Text_20_body" style:list-style-name="L2">
      <style:text-properties officeooo:rsid="001c59fd" officeooo:paragraph-rsid="001c59fd"/>
    </style:style>
    <style:style style:name="P17" style:family="paragraph" style:parent-style-name="Text_20_body" style:list-style-name="L2">
      <style:text-properties officeooo:rsid="001d1fcb" officeooo:paragraph-rsid="001d1fcb"/>
    </style:style>
    <style:style style:name="P18" style:family="paragraph" style:parent-style-name="Text_20_body" style:list-style-name="L2">
      <style:text-properties officeooo:rsid="001ebc04" officeooo:paragraph-rsid="001ebc04"/>
    </style:style>
    <style:style style:name="P19" style:family="paragraph" style:parent-style-name="Text_20_body" style:list-style-name="L2">
      <style:text-properties officeooo:rsid="00209cf5" officeooo:paragraph-rsid="00209cf5"/>
    </style:style>
    <style:style style:name="P20" style:family="paragraph" style:parent-style-name="Text_20_body" style:list-style-name="L2">
      <style:text-properties officeooo:rsid="00218d04" officeooo:paragraph-rsid="00218d04"/>
    </style:style>
    <style:style style:name="P21" style:family="paragraph" style:parent-style-name="Text_20_body" style:list-style-name="L2">
      <style:text-properties officeooo:rsid="00219c6a" officeooo:paragraph-rsid="00219c6a"/>
    </style:style>
    <style:style style:name="P22" style:family="paragraph" style:parent-style-name="Text_20_body" style:list-style-name="L2">
      <style:text-properties officeooo:rsid="00221c48" officeooo:paragraph-rsid="00221c48"/>
    </style:style>
    <style:style style:name="P23" style:family="paragraph" style:parent-style-name="Text_20_body" style:list-style-name="L2">
      <style:text-properties officeooo:rsid="00232f5f" officeooo:paragraph-rsid="00232f5f"/>
    </style:style>
    <style:style style:name="P24" style:family="paragraph" style:parent-style-name="Text_20_body" style:list-style-name="L2">
      <style:text-properties officeooo:rsid="0026cc14" officeooo:paragraph-rsid="0026cc14"/>
    </style:style>
    <style:style style:name="P25" style:family="paragraph" style:parent-style-name="Text_20_body" style:list-style-name="L3">
      <style:text-properties officeooo:rsid="002a4111" officeooo:paragraph-rsid="002a4111"/>
    </style:style>
    <style:style style:name="P26" style:family="paragraph" style:parent-style-name="Text_20_body" style:list-style-name="L3">
      <style:text-properties officeooo:rsid="002b806a" officeooo:paragraph-rsid="002b806a"/>
    </style:style>
    <style:style style:name="P27" style:family="paragraph" style:parent-style-name="Text_20_body" style:list-style-name="L3">
      <style:text-properties officeooo:rsid="002ce328" officeooo:paragraph-rsid="002ce328"/>
    </style:style>
    <style:style style:name="P28" style:family="paragraph" style:parent-style-name="Text_20_body" style:list-style-name="L3">
      <style:text-properties officeooo:rsid="002cef4e" officeooo:paragraph-rsid="002cef4e"/>
    </style:style>
    <style:style style:name="P29" style:family="paragraph" style:parent-style-name="Text_20_body" style:list-style-name="L3">
      <style:text-properties officeooo:rsid="002e54c4" officeooo:paragraph-rsid="002e54c4"/>
    </style:style>
    <style:style style:name="P30" style:family="paragraph" style:parent-style-name="Text_20_body" style:list-style-name="L3">
      <style:text-properties officeooo:rsid="003017bc" officeooo:paragraph-rsid="003017bc"/>
    </style:style>
    <style:style style:name="P31" style:family="paragraph" style:parent-style-name="Text_20_body" style:list-style-name="L3">
      <style:text-properties officeooo:rsid="0031e534" officeooo:paragraph-rsid="0031e534"/>
    </style:style>
    <style:style style:name="P32" style:family="paragraph" style:parent-style-name="Text_20_body" style:list-style-name="L3">
      <style:text-properties officeooo:rsid="0032b961" officeooo:paragraph-rsid="0032b961"/>
    </style:style>
    <style:style style:name="P33" style:family="paragraph" style:parent-style-name="Text_20_body" style:list-style-name="L3">
      <style:text-properties officeooo:rsid="00333f81" officeooo:paragraph-rsid="00333f81"/>
    </style:style>
    <style:style style:name="P34" style:family="paragraph" style:parent-style-name="Text_20_body" style:list-style-name="L3">
      <style:text-properties officeooo:rsid="003455ff" officeooo:paragraph-rsid="003455ff"/>
    </style:style>
    <style:style style:name="P35" style:family="paragraph" style:parent-style-name="Text_20_body" style:list-style-name="L4">
      <style:text-properties officeooo:rsid="00369174" officeooo:paragraph-rsid="00369174"/>
    </style:style>
    <style:style style:name="P36" style:family="paragraph" style:parent-style-name="Text_20_body" style:list-style-name="L4">
      <style:text-properties officeooo:rsid="00385bea" officeooo:paragraph-rsid="00385bea"/>
    </style:style>
    <style:style style:name="P37" style:family="paragraph" style:parent-style-name="Text_20_body" style:list-style-name="L4">
      <style:text-properties officeooo:rsid="003a18bd" officeooo:paragraph-rsid="003a18bd"/>
    </style:style>
    <style:style style:name="P38" style:family="paragraph" style:parent-style-name="Text_20_body" style:list-style-name="L4">
      <style:text-properties officeooo:rsid="003b828b" officeooo:paragraph-rsid="003b828b"/>
    </style:style>
    <style:style style:name="P39" style:family="paragraph" style:parent-style-name="Text_20_body" style:list-style-name="L4">
      <style:text-properties officeooo:rsid="003b8949" officeooo:paragraph-rsid="003b8949"/>
    </style:style>
    <style:style style:name="P40" style:family="paragraph" style:parent-style-name="Text_20_body" style:list-style-name="L4">
      <style:text-properties officeooo:rsid="003ccace" officeooo:paragraph-rsid="003ccace"/>
    </style:style>
    <style:style style:name="P41" style:family="paragraph" style:parent-style-name="Text_20_body" style:list-style-name="L4">
      <style:text-properties officeooo:rsid="003e493d" officeooo:paragraph-rsid="003e493d"/>
    </style:style>
    <style:style style:name="P42" style:family="paragraph" style:parent-style-name="Text_20_body" style:list-style-name="L4">
      <style:text-properties officeooo:rsid="003fa2ce" officeooo:paragraph-rsid="003fa2ce"/>
    </style:style>
    <style:style style:name="P43" style:family="paragraph" style:parent-style-name="Text_20_body" style:list-style-name="L4">
      <style:text-properties officeooo:rsid="00414832" officeooo:paragraph-rsid="00414832"/>
    </style:style>
    <style:style style:name="P44" style:family="paragraph" style:parent-style-name="Text_20_body" style:list-style-name="L4">
      <style:text-properties officeooo:rsid="0042ec9a" officeooo:paragraph-rsid="0042ec9a"/>
    </style:style>
    <style:style style:name="P45" style:family="paragraph" style:parent-style-name="Text_20_body" style:list-style-name="L5">
      <style:text-properties officeooo:rsid="00430b21" officeooo:paragraph-rsid="00430b21"/>
    </style:style>
    <style:style style:name="P46" style:family="paragraph" style:parent-style-name="Text_20_body" style:list-style-name="L5">
      <style:text-properties officeooo:rsid="00430b21" officeooo:paragraph-rsid="00544d78"/>
    </style:style>
    <style:style style:name="P47" style:family="paragraph" style:parent-style-name="Text_20_body" style:list-style-name="L5">
      <style:text-properties officeooo:rsid="0044369a" officeooo:paragraph-rsid="0044369a"/>
    </style:style>
    <style:style style:name="P48" style:family="paragraph" style:parent-style-name="Text_20_body" style:list-style-name="L5">
      <style:text-properties officeooo:rsid="004513a4" officeooo:paragraph-rsid="004513a4"/>
    </style:style>
    <style:style style:name="P49" style:family="paragraph" style:parent-style-name="Text_20_body" style:list-style-name="L5">
      <style:text-properties officeooo:rsid="0046a0eb" officeooo:paragraph-rsid="0046a0eb"/>
    </style:style>
    <style:style style:name="P50" style:family="paragraph" style:parent-style-name="Text_20_body" style:list-style-name="L5">
      <style:text-properties officeooo:rsid="00473509" officeooo:paragraph-rsid="00473509"/>
    </style:style>
    <style:style style:name="P51" style:family="paragraph" style:parent-style-name="Text_20_body" style:list-style-name="L5">
      <style:text-properties officeooo:rsid="00473509" officeooo:paragraph-rsid="0049607f"/>
    </style:style>
    <style:style style:name="P52" style:family="paragraph" style:parent-style-name="Text_20_body" style:list-style-name="L5">
      <style:text-properties officeooo:rsid="00488ef8" officeooo:paragraph-rsid="00488ef8"/>
    </style:style>
    <style:style style:name="P53" style:family="paragraph" style:parent-style-name="Text_20_body" style:list-style-name="L5">
      <style:text-properties officeooo:rsid="0049607f" officeooo:paragraph-rsid="0049607f"/>
    </style:style>
    <style:style style:name="P54" style:family="paragraph" style:parent-style-name="Text_20_body" style:list-style-name="L5">
      <style:text-properties officeooo:rsid="00498bad" officeooo:paragraph-rsid="00498bad"/>
    </style:style>
    <style:style style:name="P55" style:family="paragraph" style:parent-style-name="Text_20_body" style:list-style-name="L5">
      <style:text-properties officeooo:rsid="004aa65c" officeooo:paragraph-rsid="004aa65c"/>
    </style:style>
    <style:style style:name="P56" style:family="paragraph" style:parent-style-name="Text_20_body" style:list-style-name="L5">
      <style:text-properties officeooo:rsid="004c4a42" officeooo:paragraph-rsid="004c4a42"/>
    </style:style>
    <style:style style:name="P57" style:family="paragraph" style:parent-style-name="Text_20_body" style:list-style-name="L5">
      <style:text-properties officeooo:rsid="004e9dbd" officeooo:paragraph-rsid="004e9dbd"/>
    </style:style>
    <style:style style:name="P58" style:family="paragraph" style:parent-style-name="Text_20_body" style:list-style-name="L5">
      <style:text-properties officeooo:rsid="00504cfd" officeooo:paragraph-rsid="00504cfd"/>
    </style:style>
    <style:style style:name="P59" style:family="paragraph" style:parent-style-name="Text_20_body" style:list-style-name="L5">
      <style:text-properties officeooo:rsid="00517724" officeooo:paragraph-rsid="00517724"/>
    </style:style>
    <style:style style:name="P60" style:family="paragraph" style:parent-style-name="Text_20_body" style:list-style-name="L5">
      <style:text-properties officeooo:rsid="00538c97" officeooo:paragraph-rsid="00538c97"/>
    </style:style>
    <style:style style:name="P61" style:family="paragraph" style:parent-style-name="Text_20_body" style:list-style-name="L5">
      <style:text-properties officeooo:rsid="00562112" officeooo:paragraph-rsid="00562112"/>
    </style:style>
    <style:style style:name="P62" style:family="paragraph" style:parent-style-name="Text_20_body" style:list-style-name="L5">
      <style:text-properties officeooo:rsid="0057e4af" officeooo:paragraph-rsid="0057e4af"/>
    </style:style>
    <style:style style:name="P63" style:family="paragraph" style:parent-style-name="Text_20_body" style:list-style-name="L5">
      <style:text-properties officeooo:rsid="0059d112" officeooo:paragraph-rsid="0059d112"/>
    </style:style>
    <style:style style:name="P64" style:family="paragraph" style:parent-style-name="Text_20_body" style:list-style-name="L5">
      <style:text-properties officeooo:rsid="005b392e" officeooo:paragraph-rsid="005b392e"/>
    </style:style>
    <style:style style:name="P65" style:family="paragraph" style:parent-style-name="Text_20_body" style:list-style-name="L5">
      <style:text-properties officeooo:rsid="005cbf83" officeooo:paragraph-rsid="005cbf83"/>
    </style:style>
    <style:style style:name="P66" style:family="paragraph" style:parent-style-name="Text_20_body" style:list-style-name="L5">
      <style:text-properties officeooo:rsid="005ea764" officeooo:paragraph-rsid="005ea764"/>
    </style:style>
    <style:style style:name="P67" style:family="paragraph" style:parent-style-name="Text_20_body" style:list-style-name="L5">
      <style:text-properties officeooo:rsid="006099c2" officeooo:paragraph-rsid="006099c2"/>
    </style:style>
    <style:style style:name="P68" style:family="paragraph" style:parent-style-name="Text_20_body" style:list-style-name="L5">
      <style:text-properties officeooo:rsid="00621067" officeooo:paragraph-rsid="00621067"/>
    </style:style>
    <style:style style:name="P69" style:family="paragraph" style:parent-style-name="Text_20_body" style:list-style-name="L5">
      <style:text-properties officeooo:rsid="00632103" officeooo:paragraph-rsid="00632103"/>
    </style:style>
    <style:style style:name="P70" style:family="paragraph" style:parent-style-name="Text_20_body" style:list-style-name="L5">
      <style:text-properties officeooo:rsid="0064b0b6" officeooo:paragraph-rsid="0064b0b6"/>
    </style:style>
    <style:style style:name="P71" style:family="paragraph" style:parent-style-name="Text_20_body" style:list-style-name="L5">
      <style:text-properties officeooo:rsid="0065a21f" officeooo:paragraph-rsid="0065a21f"/>
    </style:style>
    <style:style style:name="P72" style:family="paragraph" style:parent-style-name="Text_20_body" style:list-style-name="L5">
      <style:text-properties officeooo:rsid="00678208" officeooo:paragraph-rsid="00678208"/>
    </style:style>
    <style:style style:name="P73" style:family="paragraph" style:parent-style-name="Text_20_body" style:list-style-name="L5">
      <style:text-properties officeooo:rsid="00688748" officeooo:paragraph-rsid="00688748"/>
    </style:style>
    <style:style style:name="P74" style:family="paragraph" style:parent-style-name="Text_20_body" style:list-style-name="L5">
      <style:text-properties officeooo:rsid="006a1f9c" officeooo:paragraph-rsid="006a1f9c"/>
    </style:style>
    <style:style style:name="P75" style:family="paragraph" style:parent-style-name="Text_20_body" style:list-style-name="L5">
      <style:text-properties officeooo:rsid="006b28e2" officeooo:paragraph-rsid="006b28e2"/>
    </style:style>
    <style:style style:name="P76" style:family="paragraph" style:parent-style-name="Text_20_body" style:list-style-name="L5">
      <style:text-properties officeooo:rsid="006c2a17" officeooo:paragraph-rsid="006c2a17"/>
    </style:style>
    <style:style style:name="P77" style:family="paragraph" style:parent-style-name="Text_20_body" style:list-style-name="L5">
      <style:text-properties officeooo:rsid="006d2da2" officeooo:paragraph-rsid="006d2da2"/>
    </style:style>
    <style:style style:name="P78" style:family="paragraph" style:parent-style-name="Text_20_body" style:list-style-name="L6">
      <style:text-properties officeooo:rsid="0071d5c7" officeooo:paragraph-rsid="0071d5c7"/>
    </style:style>
    <style:style style:name="P79" style:family="paragraph" style:parent-style-name="Text_20_body" style:list-style-name="L6">
      <style:text-properties officeooo:rsid="007209ba" officeooo:paragraph-rsid="007209ba"/>
    </style:style>
    <style:style style:name="P80" style:family="paragraph" style:parent-style-name="Text_20_body" style:list-style-name="L6">
      <style:text-properties officeooo:rsid="00775ae5" officeooo:paragraph-rsid="00775ae5"/>
    </style:style>
    <style:style style:name="P81" style:family="paragraph" style:parent-style-name="Text_20_body" style:list-style-name="L6">
      <style:text-properties officeooo:rsid="0077c4e3" officeooo:paragraph-rsid="0077c4e3"/>
    </style:style>
    <style:style style:name="P82" style:family="paragraph" style:parent-style-name="Text_20_body" style:list-style-name="L6">
      <style:text-properties officeooo:rsid="007aa90a" officeooo:paragraph-rsid="007aa90a"/>
    </style:style>
    <style:style style:name="P83" style:family="paragraph" style:parent-style-name="Text_20_body" style:list-style-name="L6">
      <style:text-properties officeooo:rsid="007f1644" officeooo:paragraph-rsid="007f1644"/>
    </style:style>
    <style:style style:name="P84" style:family="paragraph" style:parent-style-name="Text_20_body" style:list-style-name="L6">
      <style:text-properties officeooo:rsid="008102a9" officeooo:paragraph-rsid="008102a9"/>
    </style:style>
    <style:style style:name="P85" style:family="paragraph" style:parent-style-name="Text_20_body" style:list-style-name="L6">
      <style:text-properties officeooo:rsid="008500b6" officeooo:paragraph-rsid="008500b6"/>
    </style:style>
    <style:style style:name="P86" style:family="paragraph" style:parent-style-name="Text_20_body" style:list-style-name="L6">
      <style:text-properties officeooo:rsid="00850d06" officeooo:paragraph-rsid="00850d06"/>
    </style:style>
    <style:style style:name="P87" style:family="paragraph" style:parent-style-name="Text_20_body" style:list-style-name="L6">
      <style:text-properties officeooo:rsid="00860e8d" officeooo:paragraph-rsid="00860e8d"/>
    </style:style>
    <style:style style:name="P88" style:family="paragraph" style:parent-style-name="Text_20_body" style:list-style-name="L6">
      <style:text-properties officeooo:rsid="008a11ea" officeooo:paragraph-rsid="008a11ea"/>
    </style:style>
    <style:style style:name="P89" style:family="paragraph" style:parent-style-name="Text_20_body" style:list-style-name="L6">
      <style:text-properties officeooo:rsid="008af468" officeooo:paragraph-rsid="008af468"/>
    </style:style>
    <style:style style:name="P90" style:family="paragraph" style:parent-style-name="Text_20_body" style:list-style-name="L6">
      <style:text-properties officeooo:rsid="008b12df" officeooo:paragraph-rsid="008b12df"/>
    </style:style>
    <style:style style:name="P91" style:family="paragraph" style:parent-style-name="Text_20_body" style:list-style-name="L6">
      <style:text-properties officeooo:rsid="008d7c9a" officeooo:paragraph-rsid="008d7c9a"/>
    </style:style>
    <style:style style:name="P92" style:family="paragraph" style:parent-style-name="Text_20_body">
      <style:text-properties officeooo:rsid="00a5d72c" officeooo:paragraph-rsid="00a5d72c"/>
    </style:style>
    <style:style style:name="P93" style:family="paragraph" style:parent-style-name="Text_20_body" style:list-style-name="L7">
      <style:text-properties officeooo:rsid="00b11f04" officeooo:paragraph-rsid="00b11f04"/>
    </style:style>
    <style:style style:name="P94" style:family="paragraph" style:parent-style-name="Text_20_body" style:list-style-name="L7">
      <style:text-properties officeooo:rsid="00ad1023" officeooo:paragraph-rsid="00ad1023" fo:background-color="#ffff00"/>
    </style:style>
    <style:style style:name="P95" style:family="paragraph" style:parent-style-name="Text_20_body" style:list-style-name="L7">
      <style:text-properties officeooo:rsid="00ab5f9e" officeooo:paragraph-rsid="00ab5f9e" fo:background-color="#ffff00"/>
    </style:style>
    <style:style style:name="P96" style:family="paragraph" style:parent-style-name="Text_20_body" style:list-style-name="L7">
      <style:text-properties officeooo:rsid="00b11f04" officeooo:paragraph-rsid="00b11f04" fo:background-color="#ffff00"/>
    </style:style>
    <style:style style:name="P97" style:family="paragraph" style:parent-style-name="Text_20_body" style:list-style-name="L7">
      <style:text-properties officeooo:rsid="00b6841d" officeooo:paragraph-rsid="00b6841d" fo:background-color="#ffff00"/>
    </style:style>
    <style:style style:name="P98" style:family="paragraph" style:parent-style-name="Text_20_body" style:list-style-name="L7">
      <style:text-properties officeooo:rsid="00b087ef" officeooo:paragraph-rsid="00b087ef" fo:background-color="#ffff00"/>
    </style:style>
    <style:style style:name="P99" style:family="paragraph" style:parent-style-name="Text_20_body" style:list-style-name="L7">
      <style:text-properties officeooo:rsid="00b2856f" officeooo:paragraph-rsid="00b2856f" fo:background-color="#ffff00"/>
    </style:style>
    <style:style style:name="P100" style:family="paragraph" style:parent-style-name="Text_20_body" style:list-style-name="L7">
      <style:text-properties officeooo:rsid="00b31fb4" officeooo:paragraph-rsid="00b31fb4" fo:background-color="#ffff00"/>
    </style:style>
    <style:style style:name="P101" style:family="paragraph" style:parent-style-name="Text_20_body" style:list-style-name="L7">
      <style:text-properties officeooo:rsid="00b3edb3" officeooo:paragraph-rsid="00b3edb3"/>
    </style:style>
    <style:style style:name="P102" style:family="paragraph" style:parent-style-name="Heading_20_1">
      <style:text-properties officeooo:rsid="000976b8" officeooo:paragraph-rsid="000976b8"/>
    </style:style>
    <style:style style:name="P103" style:family="paragraph" style:parent-style-name="Heading_20_1">
      <style:text-properties officeooo:rsid="000df952" officeooo:paragraph-rsid="000df952"/>
    </style:style>
    <style:style style:name="P104" style:family="paragraph" style:parent-style-name="Heading_20_1">
      <style:text-properties officeooo:rsid="002a4111" officeooo:paragraph-rsid="002a4111"/>
    </style:style>
    <style:style style:name="P105" style:family="paragraph" style:parent-style-name="Heading_20_1">
      <style:text-properties officeooo:rsid="00369174" officeooo:paragraph-rsid="00369174"/>
    </style:style>
    <style:style style:name="P106" style:family="paragraph" style:parent-style-name="Heading_20_1">
      <style:text-properties officeooo:rsid="00430b21" officeooo:paragraph-rsid="00430b21"/>
    </style:style>
    <style:style style:name="P107" style:family="paragraph" style:parent-style-name="Heading_20_1">
      <style:text-properties officeooo:rsid="0053ee3d" officeooo:paragraph-rsid="0053ee3d"/>
    </style:style>
    <style:style style:name="P108" style:family="paragraph" style:parent-style-name="Heading_20_1">
      <style:text-properties officeooo:rsid="007010c7" officeooo:paragraph-rsid="007010c7"/>
    </style:style>
    <style:style style:name="P109" style:family="paragraph" style:parent-style-name="Heading_20_1">
      <style:text-properties officeooo:rsid="008fb5cc" officeooo:paragraph-rsid="008fb5cc"/>
    </style:style>
    <style:style style:name="T1" style:family="text">
      <style:text-properties officeooo:rsid="00249d81"/>
    </style:style>
    <style:style style:name="T2" style:family="text">
      <style:text-properties officeooo:rsid="00369174"/>
    </style:style>
    <style:style style:name="T3" style:family="text">
      <style:text-properties officeooo:rsid="005093ec"/>
    </style:style>
    <style:style style:name="T4" style:family="text">
      <style:text-properties officeooo:rsid="00544d78"/>
    </style:style>
    <style:style style:name="T5" style:family="text">
      <style:text-properties officeooo:rsid="0057e4af"/>
    </style:style>
    <style:style style:name="T6" style:family="text">
      <style:text-properties officeooo:rsid="0064b0b6"/>
    </style:style>
    <style:style style:name="T7" style:family="text">
      <style:text-properties officeooo:rsid="00678208"/>
    </style:style>
    <style:style style:name="T8" style:family="text">
      <style:text-properties officeooo:rsid="007209ba"/>
    </style:style>
    <style:style style:name="T9" style:family="text">
      <style:text-properties officeooo:rsid="00748d00"/>
    </style:style>
    <style:style style:name="T10" style:family="text">
      <style:text-properties officeooo:rsid="00759d0e"/>
    </style:style>
    <style:style style:name="T11" style:family="text">
      <style:text-properties officeooo:rsid="007960f1"/>
    </style:style>
    <style:style style:name="T12" style:family="text">
      <style:text-properties officeooo:rsid="007bea60"/>
    </style:style>
    <style:style style:name="T13" style:family="text">
      <style:text-properties officeooo:rsid="007f1320"/>
    </style:style>
    <style:style style:name="T14" style:family="text">
      <style:text-properties officeooo:rsid="0085244f"/>
    </style:style>
    <style:style style:name="T15" style:family="text">
      <style:text-properties officeooo:rsid="00899b56"/>
    </style:style>
    <style:style style:name="T16" style:family="text">
      <style:text-properties officeooo:rsid="008cca18"/>
    </style:style>
    <style:style style:name="T17" style:family="text">
      <style:text-properties officeooo:rsid="008e7fce"/>
    </style:style>
    <style:style style:name="T18" style:family="text">
      <style:text-properties officeooo:rsid="00a19fa8"/>
    </style:style>
    <style:style style:name="T19" style:family="text">
      <style:text-properties officeooo:rsid="00a96f70"/>
    </style:style>
    <style:style style:name="T20" style:family="text">
      <style:text-properties officeooo:rsid="00b11f04"/>
    </style:style>
    <style:style style:name="T21" style:family="text">
      <style:text-properties officeooo:rsid="00b51fc1"/>
    </style:style>
    <style:style style:name="T22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2" text:outline-level="1">Att testa</text:h>
      <text:list xml:id="list5676879310780241073" text:style-name="L1">
        <text:list-item>
          <text:p text:style-name="P4">Skapa ett konto</text:p>
        </text:list-item>
        <text:list-item>
          <text:p text:style-name="P4">Lägga till varor i kundvagnen</text:p>
        </text:list-item>
        <text:list-item>
          <text:p text:style-name="P4">Köpa varorna</text:p>
        </text:list-item>
      </text:list>
      <text:h text:style-name="P103" text:outline-level="1">Test 1</text:h>
      <text:list xml:id="list8156831309674229228" text:style-name="L2">
        <text:list-item>
          <text:p text:style-name="P5">Skapa ett konto</text:p>
          <text:list>
            <text:list-item>
              <text:p text:style-name="P6">Tryckte på logga in → kom till registrera skärm</text:p>
            </text:list-item>
            <text:list-item>
              <text:p text:style-name="P7">Fyller i uppgifter</text:p>
            </text:list-item>
            <text:list-item>
              <text:p text:style-name="P8">Nästa steg</text:p>
            </text:list-item>
            <text:list-item>
              <text:p text:style-name="P9">Fyllt i kort-uppgifter</text:p>
            </text:list-item>
            <text:list-item>
              <text:p text:style-name="P9">Nästa steg</text:p>
            </text:list-item>
            <text:list-item>
              <text:p text:style-name="P10">Skapat kontot</text:p>
            </text:list-item>
          </text:list>
        </text:list-item>
        <text:list-item>
          <text:p text:style-name="P11">Söka efter citronmeliss</text:p>
          <text:list>
            <text:list-item>
              <text:p text:style-name="P12">Går till produkter</text:p>
            </text:list-item>
            <text:list-item>
              <text:p text:style-name="P13">Söker efter citronmeliss</text:p>
            </text:list-item>
            <text:list-item>
              <text:p text:style-name="P14">La till i kundvagnen</text:p>
            </text:list-item>
          </text:list>
        </text:list-item>
        <text:list-item>
          <text:p text:style-name="P15">Hitta chokladkaka och 7Up burk bland kategorierna</text:p>
          <text:list>
            <text:list-item>
              <text:p text:style-name="P16">Gick till produkter</text:p>
            </text:list-item>
            <text:list-item>
              <text:p text:style-name="P16">Hittade chokladkaka under rätt kategorier</text:p>
            </text:list-item>
            <text:list-item>
              <text:p text:style-name="P16">Hittade drickan under rätt kategori.</text:p>
            </text:list-item>
          </text:list>
        </text:list-item>
        <text:list-item>
          <text:p text:style-name="P17">Köpa produkterna</text:p>
          <text:list>
            <text:list-item>
              <text:p text:style-name="P18">Klickade på till Kassan på varukorgen.</text:p>
            </text:list-item>
            <text:list-item>
              <text:p text:style-name="P19">Klickade på Betala.</text:p>
            </text:list-item>
          </text:list>
        </text:list-item>
        <text:list-item>
          <text:p text:style-name="P20">Kommentarer</text:p>
          <text:list>
            <text:list-item>
              <text:p text:style-name="P20">Drycker ist. För kylda drycker.</text:p>
            </text:list-item>
            <text:list-item>
              <text:p text:style-name="P21">Köphistorik och inköpslistor ta bort när man inte är inloggad</text:p>
            </text:list-item>
            <text:list-item>
              <text:p text:style-name="P22"><text:soft-page-break/>Tydligt</text:p>
            </text:list-item>
            <text:list-item>
              <text:p text:style-name="P22">enkelt</text:p>
            </text:list-item>
            <text:list-item>
              <text:p text:style-name="P23">Bekräftelse på att man har registrerat sig. <text:span text:style-name="T1">Ngn typ av välkomstsida.</text:span></text:p>
            </text:list-item>
            <text:list-item>
              <text:p text:style-name="P24">Visning utav dina uppgifter innan man bekräftar kontot.</text:p>
            </text:list-item>
          </text:list>
        </text:list-item>
      </text:list>
      <text:h text:style-name="P104" text:outline-level="1">Test 2</text:h>
      <text:list xml:id="list5226090457436516245" text:style-name="L3">
        <text:list-item>
          <text:p text:style-name="P25">Skapa ett konto</text:p>
          <text:list>
            <text:list-item>
              <text:p text:style-name="P26">Tryckte på komma igång</text:p>
            </text:list-item>
            <text:list-item>
              <text:p text:style-name="P27">Förstår vad som ska fyllas i</text:p>
            </text:list-item>
            <text:list-item>
              <text:p text:style-name="P27"><text:span text:style-name="T8">T</text:span>ryckte på nästa steg</text:p>
            </text:list-item>
            <text:list-item>
              <text:p text:style-name="P27">Är med på vad som ska fyllas i</text:p>
            </text:list-item>
            <text:list-item>
              <text:p text:style-name="P27">Nästa steg</text:p>
            </text:list-item>
            <text:list-item>
              <text:p text:style-name="P28">Godkänner vil<text:span text:style-name="T8">l</text:span>kor</text:p>
            </text:list-item>
            <text:list-item>
              <text:p text:style-name="P28">Skapat kontot</text:p>
            </text:list-item>
          </text:list>
        </text:list-item>
        <text:list-item>
          <text:p text:style-name="P25">Söka/köpa chokladkaka</text:p>
          <text:list>
            <text:list-item>
              <text:p text:style-name="P29">tryckte på produkter</text:p>
            </text:list-item>
            <text:list-item>
              <text:p text:style-name="P29">sökte efter chokladkaka</text:p>
            </text:list-item>
            <text:list-item>
              <text:p text:style-name="P29">Lagt till i kundvagnen.</text:p>
            </text:list-item>
          </text:list>
        </text:list-item>
        <text:list-item>
          <text:p text:style-name="P25">Hitta citronmeliss och 7up-burk via kategorier</text:p>
          <text:list>
            <text:list-item>
              <text:p text:style-name="P30">Gick till kylda drycker</text:p>
            </text:list-item>
            <text:list-item>
              <text:p text:style-name="P30">hittat 7Up-burk</text:p>
            </text:list-item>
            <text:list-item>
              <text:p text:style-name="P30">Hittade Citronmeliss</text:p>
            </text:list-item>
          </text:list>
        </text:list-item>
        <text:list-item>
          <text:p text:style-name="P25">Köpa varorna</text:p>
          <text:list>
            <text:list-item>
              <text:p text:style-name="P31">Tryckte på Till Kassan</text:p>
            </text:list-item>
            <text:list-item>
              <text:p text:style-name="P32">Fyllde i CCV och tryckte på Betala.</text:p>
            </text:list-item>
          </text:list>
        </text:list-item>
        <text:list-item>
          <text:p text:style-name="P25">Kommentarer:</text:p>
          <text:list>
            <text:list-item>
              <text:p text:style-name="P33">Vad som händer om man fyller i fel när man skapar kontot.</text:p>
            </text:list-item>
            <text:list-item>
              <text:p text:style-name="P34">Kundvagnen tar lite plats när den är framme hela tiden. Kanske ha <text:soft-page-break/>den som flik.</text:p>
            </text:list-item>
          </text:list>
        </text:list-item>
      </text:list>
      <text:h text:style-name="P105" text:outline-level="1">Test 3</text:h>
      <text:list xml:id="list5033491090228592812" text:style-name="L4">
        <text:list-item>
          <text:p text:style-name="P35">Skapa ett konto</text:p>
          <text:list>
            <text:list-item>
              <text:p text:style-name="P35">Antar komma igång knappen</text:p>
            </text:list-item>
            <text:list-item>
              <text:p text:style-name="P35">Ej registrerad, fyller i allt, men funderar på om man måste fylla i allt och om man t.ex. kan lämna utanför adress för att kolla in programmet.</text:p>
            </text:list-item>
            <text:list-item>
              <text:p text:style-name="P36">Nästa steg</text:p>
            </text:list-item>
            <text:list-item>
              <text:p text:style-name="P36">Fyller i allt korrekt.</text:p>
            </text:list-item>
            <text:list-item>
              <text:p text:style-name="P36">Nästa steg</text:p>
            </text:list-item>
            <text:list-item>
              <text:p text:style-name="P36">Accepterar vilkoren och skapar kontot.</text:p>
            </text:list-item>
          </text:list>
        </text:list-item>
        <text:list-item>
          <text:p text:style-name="P35">Söka/köpa Spaghetti</text:p>
          <text:list>
            <text:list-item>
              <text:p text:style-name="P37">Går till produkter.</text:p>
            </text:list-item>
            <text:list-item>
              <text:p text:style-name="P37">Söker efter spaghetti (undrar vad de övriga varorna är på startskärmen för produkter)</text:p>
            </text:list-item>
            <text:list-item>
              <text:p text:style-name="P37">Lägger till spaghetti</text:p>
            </text:list-item>
          </text:list>
        </text:list-item>
        <text:list-item>
          <text:p text:style-name="P35">Hitta citronmeliss, 7Up-burk och Chokladkaka</text:p>
          <text:list>
            <text:list-item>
              <text:p text:style-name="P38">Funderar om man får upp dem igen när man trycker på produkter.</text:p>
            </text:list-item>
            <text:list-item>
              <text:p text:style-name="P38">Det får man och han la till dem därifrån.</text:p>
            </text:list-item>
          </text:list>
        </text:list-item>
        <text:list-item>
          <text:p text:style-name="P35">Köpa varorna</text:p>
          <text:list>
            <text:list-item>
              <text:p text:style-name="P39">Klickar på Till Kassan.</text:p>
            </text:list-item>
            <text:list-item>
              <text:p text:style-name="P39">Fylleri i CCV och trycker på betala.</text:p>
            </text:list-item>
          </text:list>
        </text:list-item>
        <text:list-item>
          <text:p text:style-name="P40">Kommentarer</text:p>
          <text:list>
            <text:list-item>
              <text:p text:style-name="P41">Lägga till spara kundvagn till inköpslistor från kundvagnen och utcheckningen.</text:p>
            </text:list-item>
            <text:list-item>
              <text:p text:style-name="P42">Ställa in <text:span text:style-name="T10">portioner</text:span> för recepten när man lägger till i kundvagnen.</text:p>
            </text:list-item>
            <text:list-item>
              <text:p text:style-name="P43">Klickar man på nya produkter så kanske man borde komma till en lista på de nya produkterna, samma sak för erbjudanden.</text:p>
            </text:list-item>
            <text:list-item>
              <text:p text:style-name="P44">Namnet vi letar efter: kolla på mat.se och likanande. <text:soft-page-break/>”Rekommenderat för dig” t.ex.</text:p>
            </text:list-item>
          </text:list>
        </text:list-item>
      </text:list>
      <text:h text:style-name="P106" text:outline-level="1">Test 4</text:h>
      <text:list xml:id="list3871621181507400072" text:style-name="L5">
        <text:list-item>
          <text:p text:style-name="P45">Skapa ett konto</text:p>
          <text:list>
            <text:list-item>
              <text:p text:style-name="P47">Trycker på komma igång</text:p>
            </text:list-item>
            <text:list-item>
              <text:p text:style-name="P48">Kommentar: För att handla måste man logga in. </text:p>
            </text:list-item>
            <text:list-item>
              <text:p text:style-name="P48">Fyller i och klickar på nästa</text:p>
            </text:list-item>
            <text:list-item>
              <text:p text:style-name="P48">Fyller i och klickar på nästa</text:p>
            </text:list-item>
            <text:list-item>
              <text:p text:style-name="P48">Godkänner vilkor och går vidare.</text:p>
            </text:list-item>
          </text:list>
        </text:list-item>
        <text:list-item>
          <text:p text:style-name="P45">Sök och köp efter Chokladkaka</text:p>
          <text:list>
            <text:list-item>
              <text:p text:style-name="P49">Svårt att hitta sök</text:p>
            </text:list-item>
            <text:list-item>
              <text:p text:style-name="P49">Går till sötsaker</text:p>
            </text:list-item>
            <text:list-item>
              <text:p text:style-name="P49">Köper en chokladkaka</text:p>
            </text:list-item>
          </text:list>
        </text:list-item>
        <text:list-item>
          <text:p text:style-name="P45">Klicka dig till Spaghetti, 7UP-burk och <text:span text:style-name="T2">citronmeliss</text:span> och köp dessa.</text:p>
          <text:list>
            <text:list-item>
              <text:p text:style-name="P50">Klickar på kydla drycker</text:p>
            </text:list-item>
            <text:list-item>
              <text:p text:style-name="P50">Köper 7Up-burk</text:p>
            </text:list-item>
            <text:list-item>
              <text:p text:style-name="P50">Klickar på Mejeriprodukter (fel)</text:p>
            </text:list-item>
            <text:list-item>
              <text:p text:style-name="P50">Klickar på skafferi</text:p>
            </text:list-item>
            <text:list-item>
              <text:p text:style-name="P50">Köper den.</text:p>
            </text:list-item>
            <text:list-item>
              <text:p text:style-name="P50">Söker efter citronmliss</text:p>
            </text:list-item>
            <text:list-item>
              <text:p text:style-name="P50">Köper citronmeliss</text:p>
            </text:list-item>
          </text:list>
        </text:list-item>
        <text:list-item>
          <text:p text:style-name="P45">Köp varorna</text:p>
          <text:list>
            <text:list-item>
              <text:p text:style-name="P50">Går till kassan (Lätt att klicka på töm kassan istället för till kassan)</text:p>
            </text:list-item>
            <text:list-item>
              <text:p text:style-name="P52">Klickar på Betala.</text:p>
            </text:list-item>
          </text:list>
        </text:list-item>
        <text:list-item>
          <text:p text:style-name="P45">Kommentarer</text:p>
          <text:list>
            <text:list-item>
              <text:p text:style-name="P53">Övrigt runtklick</text:p>
              <text:list>
                <text:list-item>
                  <text:p text:style-name="P53">Klickar på kugghjulet → kommer till profilsidan</text:p>
                </text:list-item>
                <text:list-item>
                  <text:p text:style-name="P53">Klickar på inköpslistor</text:p>
                </text:list-item>
              </text:list>
            </text:list-item>
            <text:list-item>
              <text:p text:style-name="P51"><text:soft-page-break/>Lätt att klicka på töm kassan istället för till kassan</text:p>
            </text:list-item>
            <text:list-item>
              <text:p text:style-name="P53">Nice att kunna se vad man har i kundvagnen hela tiden</text:p>
            </text:list-item>
            <text:list-item>
              <text:p text:style-name="P54">Plus- minusknapp för antalet produkter att köpa.</text:p>
            </text:list-item>
            <text:list-item>
              <text:p text:style-name="P55">Om man klickar bort ”första gången” skärmen och typ bara visa varor.</text:p>
            </text:list-item>
            <text:list-item>
              <text:p text:style-name="P56">Sök-område från början.</text:p>
            </text:list-item>
            <text:list-item>
              <text:p text:style-name="P57">Dela inköpslista funktion för inköpslistor.</text:p>
            </text:list-item>
            <text:list-item>
              <text:p text:style-name="P58">Hjälp under inställningar eller något. <text:span text:style-name="T3">Något som visar hur det fungerar med förklaring.</text:span></text:p>
            </text:list-item>
            <text:list-item>
              <text:p text:style-name="P59">Kunna byta antalet (med +-) vid inköpslistorna om man t.ex. är flera någon gång etc.</text:p>
            </text:list-item>
            <text:list-item>
              <text:p text:style-name="P60">+- på ”kassa-sidan” också.</text:p>
            </text:list-item>
          </text:list>
        </text:list-item>
      </text:list>
      <text:h text:style-name="P107" text:outline-level="1">Test 5</text:h>
      <text:list xml:id="list145938775066567" text:continue-numbering="true" text:style-name="L5">
        <text:list-item>
          <text:p text:style-name="P46">Skapa ett konto</text:p>
          <text:list>
            <text:list-item>
              <text:p text:style-name="P61">Trycker på logga in. (E<text:span text:style-name="T5">tt</text:span> logga in/registrera alternativ)</text:p>
            </text:list-item>
            <text:list-item>
              <text:p text:style-name="P61">Fyller i uppgifterna och trycker på nästa</text:p>
            </text:list-item>
            <text:list-item>
              <text:p text:style-name="P62">Nästa</text:p>
            </text:list-item>
            <text:list-item>
              <text:p text:style-name="P62">Trycker på skapa konto.</text:p>
            </text:list-item>
          </text:list>
        </text:list-item>
        <text:list-item>
          <text:p text:style-name="P46">Sök och köp efter Chokladkaka, <text:span text:style-name="T4">Spaghetti, 7Up-burk och citronmellis</text:span></text:p>
          <text:list>
            <text:list-item>
              <text:p text:style-name="P63">Trycker på 7Up-burk på hemskärmen</text:p>
            </text:list-item>
            <text:list-item>
              <text:p text:style-name="P64">Trycker på produkter</text:p>
            </text:list-item>
            <text:list-item>
              <text:p text:style-name="P65">Lägger till citronmeliss</text:p>
            </text:list-item>
            <text:list-item>
              <text:p text:style-name="P66">Trycker på Skafferi</text:p>
            </text:list-item>
            <text:list-item>
              <text:p text:style-name="P67">Köper spaghetti</text:p>
            </text:list-item>
            <text:list-item>
              <text:p text:style-name="P68">Trycker på sötsaker</text:p>
            </text:list-item>
            <text:list-item>
              <text:p text:style-name="P68">Köper chokladkaka.</text:p>
            </text:list-item>
          </text:list>
        </text:list-item>
        <text:list-item>
          <text:p text:style-name="P46">Köp varorna</text:p>
          <text:list>
            <text:list-item>
              <text:p text:style-name="P69">Trycker på till kassan.</text:p>
            </text:list-item>
            <text:list-item>
              <text:p text:style-name="P70">Trycker på Betala.</text:p>
            </text:list-item>
          </text:list>
        </text:list-item>
        <text:list-item>
          <text:p text:style-name="P46"><text:soft-page-break/>Kommentarer</text:p>
          <text:list>
            <text:list-item>
              <text:p text:style-name="P46">Ö<text:span text:style-name="T6">vrigt runt-klickande</text:span></text:p>
              <text:list>
                <text:list-item>
                  <text:p text:style-name="P71">Klickar på köphistorik. <text:span text:style-name="T7">Knapp för att köpa en tidigare kundvagn i köphistorik.</text:span></text:p>
                </text:list-item>
                <text:list-item>
                  <text:p text:style-name="P72">Klickar på inköpslistor</text:p>
                </text:list-item>
                <text:list-item>
                  <text:p text:style-name="P73">Trycker på kugghjulet</text:p>
                </text:list-item>
                <text:list-item>
                  <text:p text:style-name="P74">Trycker på Hem</text:p>
                </text:list-item>
                <text:list-item>
                  <text:p text:style-name="P75">Val av antal av ett föremål bland erbjudanden och nya produkter på hemskärmen.</text:p>
                </text:list-item>
                <text:list-item>
                  <text:p text:style-name="P76">Favoriter:</text:p>
                  <text:list>
                    <text:list-item>
                      <text:p text:style-name="P76">Vi: Stjärna på produkterna i produktvyn.</text:p>
                    </text:list-item>
                  </text:list>
                </text:list-item>
              </text:list>
            </text:list-item>
            <text:list-item>
              <text:p text:style-name="P77">Enkelt och lätt att hitta saker och ta sig fram. Lätt att hitta det man ska göra.</text:p>
            </text:list-item>
          </text:list>
        </text:list-item>
      </text:list>
      <text:h text:style-name="P108" text:outline-level="1">Analys</text:h>
      <text:list xml:id="list7457758011072217951" text:style-name="L6">
        <text:list-item>
          <text:p text:style-name="P78">Många tryckte på ”Logga in” istället för ”Kom igång”. </text:p>
          <text:list>
            <text:list-item>
              <text:p text:style-name="P79">Logga in <text:span text:style-name="T9">borde leda till skärm att</text:span></text:p>
            </text:list-item>
          </text:list>
        </text:list-item>
        <text:list-item>
          <text:p text:style-name="P80">En kategori för veckans erbjudanden?</text:p>
        </text:list-item>
        <text:list-item>
          <text:p text:style-name="P80">Man ska kunna lägga till produkterna direkt från erbjudanden, nya produkter och den andra saken.</text:p>
        </text:list-item>
        <text:list-item>
          <text:p text:style-name="P81">Bekräftelse på att man registrerat si<text:span text:style-name="T11">g i programmet.</text:span></text:p>
        </text:list-item>
        <text:list-item>
          <text:p text:style-name="P82">Något för att visa på vad som är fel/<text:span text:style-name="T13">inte</text:span> ifyllt. <text:span text:style-name="T12">Lösenord bort då man bara kan ha en användare, bort med e-mail adress.</text:span></text:p>
        </text:list-item>
        <text:list-item>
          <text:p text:style-name="P83">Lägga till pil för att kunna dölja kundvagnen, lite beroende på hur stor skärmen är.</text:p>
        </text:list-item>
        <text:list-item>
          <text:p text:style-name="P84">Lägga in bekräftelse för att tömma kundvagnen. </text:p>
        </text:list-item>
        <text:list-item>
          <text:p text:style-name="P85">Kunna spara kundvagnen som inköpslista direkt från kundvagnen och från kassan.</text:p>
        </text:list-item>
        <text:list-item>
          <text:p text:style-name="P86">Ställa in portioner för recepten <text:span text:style-name="T14">när man lägger till dem i kundvagnen.</text:span></text:p>
        </text:list-item>
        <text:list-item>
          <text:p text:style-name="P87">Klickar man på Nya produkte<text:span text:style-name="T15">r, Rekommenderat för dig och</text:span>Erbjudanden borde man komma till en lista med dessa.</text:p>
        </text:list-item>
        <text:list-item>
          <text:p text:style-name="P88"><text:soft-page-break/>Göra skillnad på färgerna mellan ”Töm kundvagnen” och ”Till Kassan” knapparna.</text:p>
        </text:list-item>
        <text:list-item>
          <text:p text:style-name="P89">Plus- och minusknapp för antalet produkter i produkt-listan under kategorierna.</text:p>
        </text:list-item>
        <text:list-item>
          <text:p text:style-name="P90">Ett sök-fält som är synligt hela tiden.</text:p>
        </text:list-item>
        <text:list-item>
          <text:p text:style-name="P90">Funktion för att kunna dela inköpslistorna. <text:span text:style-name="T16">Via mejl etc.</text:span></text:p>
        </text:list-item>
        <text:list-item>
          <text:p text:style-name="P91">Någon typ av hjälpsida som visar hur det fungerar.</text:p>
        </text:list-item>
        <text:list-item>
          <text:p text:style-name="P91">Ä<text:span text:style-name="T17">ndra antalet av en produkt vid inköpslistorna.</text:span></text:p>
        </text:list-item>
      </text:list>
      <text:p text:style-name="P1"/>
      <text:p text:style-name="P1"/>
      <text:h text:style-name="P109" text:outline-level="1">Reflektion</text:h>
      <text:p text:style-name="P2">Vi har fått in mycket bra kritik och förslag. Många förslag och sätt att se på programmet som vi inte har sett eller tänkt på.<text:span text:style-name="T18"> Delar av det vi fått in som vi inte har tänkt på är: Bekräftelse-sida vid både slutfört köp och registrering, någon typ av knapp för att dölja kundvagnen (beroende på fönstrets storlek) och vad som händer om man inte fyller i allt vid registrering. Detta är saker som vi ska åtgärda till den slutliga skissen.</text:span></text:p>
      <text:p text:style-name="P3">Vi har också fått in kritik/förslag som har lett till andra lösningar på problem som testpersonerna påpekade, t.ex. så ska vi lägga in en bekräftelse på att tömma kundvagnen om det finns varor i den för att minska risken att någon tömmer kundvagnen istället för att gå till kassan.</text:p>
      <text:p text:style-name="P3"/>
      <text:p text:style-name="P92">Som vi sa lite tidigare så har vi fått nya olika sätt att se på programmet och använda programmet som vi tidigare inte funderat på. <text:span text:style-name="T19">Eftersom vi körde samma saker/funktioner att testa så fick vi flera olika sätt att lösa dem på.</text:span></text:p>
      <text:p text:style-name="P92"/>
      <text:list xml:id="list8525951750874298613" text:style-name="L7">
        <text:list-item>
          <text:p text:style-name="P95">Varu/produkt sida (en produkt)</text:p>
        </text:list-item>
        <text:list-item>
          <text:p text:style-name="P95">Recept sida (ett recept)</text:p>
        </text:list-item>
        <text:list-item>
          <text:p text:style-name="P95">Köphistorik-sida <text:span text:style-name="T20">(en köphistoriksgrej)</text:span></text:p>
        </text:list-item>
        <text:list-item>
          <text:p text:style-name="P96">Inköpslists-sida (en inkö<text:span text:style-name="T21">p</text:span>slista)</text:p>
        </text:list-item>
        <text:list-item>
          <text:p text:style-name="P100">Göra en hjälpsida</text:p>
        </text:list-item>
        <text:list-item>
          <text:p text:style-name="P95"><text:soft-page-break/>Bekräftelse på skapat konto och vid köp</text:p>
        </text:list-item>
        <text:list-item>
          <text:p text:style-name="P97">Redigera konto-informations sida</text:p>
        </text:list-item>
        <text:list-item>
          <text:p text:style-name="P94">Sökfält</text:p>
        </text:list-item>
        <text:list-item>
          <text:p text:style-name="P94">Gråa ut Inköpslistor och Köphistorik när man ej är inloggad.</text:p>
        </text:list-item>
        <text:list-item>
          <text:p text:style-name="P98">Göra iordning personuppgiftssidan (ta bort lösen och epos bekräftelse)</text:p>
        </text:list-item>
        <text:list-item>
          <text:p text:style-name="P99">Lägga till ett ”hidden-textfält” som inte syns för än man klickat i ”spara som inköpslista” på utcheckningen. I textfältet skriver man Inköpslistans namn.</text:p>
        </text:list-item>
        <text:list-item>
          <text:p text:style-name="P101"><text:span text:style-name="T22">Lägga till ”nyhetsbrev” i registreringen, om man vill ha d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20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Helsing</meta:initial-creator>
    <meta:creation-date>2015-02-18T09:01:17.360664000</meta:creation-date>
    <meta:generator>LibreOffice/4.3.5.2$MacOSX_x86 LibreOffice_project/3a87456aaa6a95c63eea1c1b3201acedf0751bd5</meta:generator>
    <dc:date>2015-02-18T14:59:38.292712000</dc:date>
    <dc:creator>Jonathan Helsing</dc:creator>
    <meta:editing-duration>PT3H51M15S</meta:editing-duration>
    <meta:editing-cycles>178</meta:editing-cycles>
    <meta:document-statistic meta:table-count="0" meta:image-count="0" meta:object-count="0" meta:page-count="8" meta:paragraph-count="172" meta:word-count="1295" meta:character-count="7065" meta:non-whitespace-character-count="6100"/>
  </office:meta>
</office:document-meta>
</file>